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My first repo</text:p>
      <text:p text:style-name="Normal">Committed 4 minutes ag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nodhini V C</meta:initial-creator>
    <dc:creator>Vinodhini V C</dc:creator>
    <meta:creation-date>2019-06-10T10:58:00Z</meta:creation-date>
    <dc:date>2019-06-10T11:24:00Z</dc:date>
    <meta:template xlink:href="Normal" xlink:type="simple"/>
    <meta:editing-cycles>2</meta:editing-cycles>
    <meta:editing-duration>PT60S</meta:editing-duration>
    <meta:document-statistic meta:page-count="1" meta:paragraph-count="1" meta:word-count="5" meta:character-count="37" meta:row-count="1" meta:non-whitespace-character-count="33"/>
  </office:meta>
</office:document-meta>
</file>